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padding="0.049cm" fo:border="0.06pt solid #d9d9e3"/>
      <style:text-properties officeooo:paragraph-rsid="00138ab6"/>
    </style:style>
    <style:style style:name="P2" style:family="paragraph" style:list-style-name="L1"/>
    <style:style style:name="P3" style:family="paragraph" style:list-style-name="L2"/>
    <style:style style:name="P4" style:family="paragraph" style:list-style-name="L3"/>
    <style:style style:name="P5" style:family="paragraph" style:list-style-name="L4"/>
    <style:style style:name="P6" style:family="paragraph" style:list-style-name="L5"/>
    <style:style style:name="P7" style:family="paragraph" style:list-style-name="L6"/>
    <style:style style:name="P8" style:family="paragraph" style:list-style-name="L7"/>
    <style:style style:name="P9" style:family="paragraph" style:list-style-name="L8"/>
    <style:style style:name="T1" style:family="text">
      <style:text-properties fo:font-size="18pt" style:font-size-asian="18pt" style:font-size-complex="18pt" loext:padding="0.049cm" loext:border="0.06pt solid #d9d9e3"/>
    </style:style>
    <style:style style:name="T2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"Тучные" (нулевые) 2000-е годы в Российской Федерации: Экономика, Политика и Социокультурные Трансформации</text:span></text:p>
      <text:p text:style-name="Text_20_body"><text:span text:style-name="Strong_20_Emphasis">Введение:</text:span></text:p>
      <text:p text:style-name="Text_20_body">Термин "тучные" нулевые описывает десятилетие 2000-х годов в России, отмеченное экономическим ростом, политической стабильностью, но также вызывающее дебаты из-за ограничений на политические свободы и других вызовов. Давайте рассмотрим ключевые аспекты этого периода с использованием фактов и конкретных примеров.</text:p>
      <text:p text:style-name="Text_20_body"><text:span text:style-name="Strong_20_Emphasis">Определение термина "тучные" нулевые:</text:span></text:p>
      <text:p text:style-name="Text_20_body">Термин "тучные" нулевые олицетворяет экономическое подъемное десятилетие, связанное с высокими ценами на энергоресурсы и стабильностью в стране после кризиса 1990-х годов.</text:p>
      <text:p text:style-name="Text_20_body"><text:span text:style-name="Strong_20_Emphasis">Политика и Законодательство:</text:span></text:p>
      <text:list xml:id="list3161674885" text:style-name="L1">
        <text:list-item>
          <text:p text:style-name="Text_20_body"><text:span text:style-name="Strong_20_Emphasis">Владимир Путин и Политические Реформы:</text:span> Путин, ставший президентом в 2000 году, внес изменения в законы, укрепляя политическую стабильность, но также ограничивая свободу СМИ.</text:p>
        </text:list-item>
        <text:list-item>
          <text:p text:style-name="Text_20_body"><text:span text:style-name="Strong_20_Emphasis">Законы о Некоммерческих Организациях:</text:span> Введение ограничений на деятельность некоммерческих организаций, подписанное в 2006 году, вызвало обеспокоенность относительно политических свобод.</text:p>
        </text:list-item>
      </text:list>
      <text:p text:style-name="Text_20_body"><text:span text:style-name="Strong_20_Emphasis">Экономика и Предприятия:</text:span></text:p>
      <text:list xml:id="list3040310800" text:style-name="L2">
        <text:list-item>
          <text:p text:style-name="Text_20_body"><text:span text:style-name="Strong_20_Emphasis">Газпром и Роснефть:</text:span> Газпром и Роснефть стали ключевыми игроками в мировой энергетике, обеспечивая экономический рост России.</text:p>
        </text:list-item>
        <text:list-item>
          <text:p text:style-name="Text_20_body"><text:span text:style-name="Strong_20_Emphasis">Олигархи и Бизнес-Структуры:</text:span> Олигархи, такие как Роман Абрамович, оказали значительное воздействие на российскую экономику, контролируя крупные предприятия.</text:p>
        </text:list-item>
      </text:list>
      <text:p text:style-name="Text_20_body"><text:span text:style-name="Strong_20_Emphasis">Тенденции Потребления:</text:span></text:p>
      <text:list xml:id="list924587277" text:style-name="L3">
        <text:list-item>
          <text:p text:style-name="Text_20_body"><text:span text:style-name="Strong_20_Emphasis">Рост Доходов и Потребительских Возможностей:</text:span> Рост экономики привел к увеличению доходов населения, способствуя изменению тенденций потребления, включая увеличение спроса на импортные товары.</text:p>
        </text:list-item>
        <text:list-item>
          <text:p text:style-name="Text_20_body"><text:span text:style-name="Strong_20_Emphasis">Развитие Розничной Торговли:</text:span> Развитие розничной торговли и сервисных секторов стали яркими чертами социальных изменений.</text:p>
        </text:list-item>
      </text:list>
      <text:p text:style-name="Text_20_body"><text:span text:style-name="Strong_20_Emphasis">Влияние на Экономику и Сравнение с Другими Странами:</text:span></text:p>
      <text:list xml:id="list1562188989" text:style-name="L4">
        <text:list-item>
          <text:p text:style-name="Text_20_body"><text:span text:style-name="Strong_20_Emphasis">Экономический Рост и Стабильность:</text:span> Влияние "тучных" нулевых на российскую экономику было существенным, хотя некоторые эксперты указывают на зависимость от высоких цен на энергоресурсы.</text:p>
        </text:list-item>
        <text:list-item>
          <text:p text:style-name="Text_20_body"><text:span text:style-name="Strong_20_Emphasis">Сравнение с Китаем и Бразилией:</text:span> Россия в этот период отставала от Китая и Бразилии по некоторым социоэкономическим показателям, таким как рост ВВП и уровень инвестиций.</text:p>
        </text:list-item>
      </text:list>
      <text:p text:style-name="Text_20_body"><text:soft-page-break/><text:span text:style-name="Strong_20_Emphasis">Бандитизм и Борьба с Преступностью:</text:span></text:p>
      <text:list xml:id="list3648365267" text:style-name="L5">
        <text:list-item>
          <text:p text:style-name="Text_20_body"><text:span text:style-name="Strong_20_Emphasis">ОМОН и Противодействие Преступности:</text:span> Власти предпринимали шаги по ужесточению борьбы с преступностью, включая создание специальных подразделений ОМОН.</text:p>
        </text:list-item>
        <text:list-item>
          <text:p text:style-name="Text_20_body"><text:span text:style-name="Strong_20_Emphasis">Сложности в Регионах:</text:span> Бандитизм оставался проблемой в регионах, где некоторые преступные группировки взаимодействовали с местными властями.</text:p>
        </text:list-item>
      </text:list>
      <text:p text:style-name="Text_20_body"><text:span text:style-name="Strong_20_Emphasis">Положительные и Отрицательные Стороны:</text:span></text:p>
      <text:p text:style-name="Text_20_body"><text:span text:style-name="Strong_20_Emphasis">Положительные Стороны:</text:span></text:p>
      <text:list xml:id="list2493738954" text:style-name="L6">
        <text:list-item>
          <text:p text:style-name="Text_20_body"><text:span text:style-name="Strong_20_Emphasis">Экономический Рост и Стабильность:</text:span> Страна достигла экономического подъема, укрепив свою стабильность после трудных 1990-х годов.</text:p>
        </text:list-item>
        <text:list-item>
          <text:p text:style-name="Text_20_body"><text:span text:style-name="Strong_20_Emphasis">Улучшение Уровня Жизни:</text:span> Рост доходов и стабильность привели к улучшению уровня жизни значительной части населения.</text:p>
        </text:list-item>
      </text:list>
      <text:p text:style-name="Text_20_body"><text:span text:style-name="Strong_20_Emphasis">Отрицательные Стороны:</text:span></text:p>
      <text:list xml:id="list2485810326" text:style-name="L7">
        <text:list-item>
          <text:p text:style-name="Text_20_body"><text:span text:style-name="Strong_20_Emphasis">Ограничение Политических Свобод:</text:span> Ужесточение контроля и ограничение политических свобод вызывали опасения относительно демократических принципов.</text:p>
        </text:list-item>
        <text:list-item>
          <text:p text:style-name="Text_20_body"><text:span text:style-name="Strong_20_Emphasis">Неоднородность Развития:</text:span> Экономический рост не всегда был равномерным, и региональные различия сохранялись.</text:p>
        </text:list-item>
      </text:list>
      <text:p text:style-name="Text_20_body"><text:span text:style-name="Strong_20_Emphasis">Долгосрочные Последствия:</text:span></text:p>
      <text:p text:style-name="Text_20_body"><text:span text:style-name="Strong_20_Emphasis">Современное Влияние "Тучных" Нулевых:</text:span></text:p>
      <text:list xml:id="list4138719425" text:style-name="L8">
        <text:list-item>
          <text:p text:style-name="Text_20_body"><text:span text:style-name="Strong_20_Emphasis">Политические и Экономические Вызовы:</text:span> Современная Россия сталкивается с вызовами, такими как необходимость диверсификации экономики, борьба с коррупцией и улучшение политической системы.</text:p>
        </text:list-item>
        <text:list-item>
          <text:p text:style-name="Text_20_body"><text:span text:style-name="Strong_20_Emphasis">Позиция России в Мировой Политике:</text:span> "Тучные" нулевые сформировали основу для укрепления позиции России в мировой политике, однако также подчеркнули её зависимость от энергетического сектора.</text:p>
        </text:list-item>
      </text:list>
      <text:p text:style-name="Text_20_body"><text:span text:style-name="Strong_20_Emphasis">Заключение:</text:span></text:p>
      <text:p text:style-name="Text_20_body">Период "тучных" нулевых в России оставил сложный след в истории страны, сочетая в себе положительные экономические достижения с вызовами в области политических свобод и социальной справедливости. Оценка этого периода требует учета многообразия факторов, которые повлияли на тот или иной аспект жизни общества.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 fo:padding="0.049cm" fo:border="0.06pt solid #d9d9e3"/>
      <style:text-properties officeooo:paragraph-rsid="00138ab6"/>
    </style:style>
    <style:style style:name="MT1" style:family="text">
      <style:text-properties fo:font-size="18pt" style:font-size-asian="18pt" style:font-size-complex="18pt" loext:padding="0.049cm" loext:border="0.06pt solid #d9d9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Strong_20_Emphasis"><text:span text:style-name="MT1">"Тучные" (нулевые) 2000-е годы в Российской Федерации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09:33:06.794021894</meta:creation-date>
    <dc:date>2023-12-27T19:30:32.752718597</dc:date>
    <meta:editing-duration>PT16M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470" meta:character-count="3803" meta:non-whitespace-character-count="3383"/>
  </office:meta>
</office:document-meta>
</file>